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CE4000009F63CEE4D38.jpg" manifest:media-type=""/>
  <manifest:file-entry manifest:full-path="Pictures/1000000000000CE4000009F6638C907D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draw:fill="none" fo:min-height="11.627cm"/>
    </style:style>
    <style:style style:name="gr5" style:family="graphic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_20_1-title">
      <style:graphic-properties draw:auto-grow-height="true" fo:min-height="3.506cm"/>
    </style:style>
    <style:style style:name="pr2" style:family="presentation" style:parent-style-name="Default_20_1-subtitle">
      <style:graphic-properties draw:fill-color="#ffffff" draw:auto-grow-height="true" fo:min-height="12.179cm"/>
    </style:style>
    <style:style style:name="pr3" style:family="presentation" style:parent-style-name="Default_20_1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1.929cm"/>
    </style:style>
    <style:style style:name="P1" style:family="paragraph">
      <style:text-properties fo:font-family="'Ubuntu Light'" style:font-style-name="Light" style:font-pitch="variable"/>
    </style:style>
    <style:style style:name="P2" style:family="paragraph">
      <style:text-properties fo:font-size="88pt" style:font-size-asian="88pt" style:font-size-complex="88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fo:font-family="'Ubuntu Light'" style:font-pitch="variable"/>
    </style:style>
    <style:style style:name="P6" style:family="paragraph">
      <style:text-properties fo:font-family="'Ubuntu Mono'" style:font-pitch="fixed" fo:font-size="22pt" fo:font-style="normal" style:font-size-asian="22pt" style:font-style-asian="normal" style:font-size-complex="22pt" style:font-style-complex="normal"/>
    </style:style>
    <style:style style:name="P7" style:family="paragraph">
      <style:text-properties fo:font-style="normal" style:font-style-asian="normal" style:font-style-complex="normal"/>
    </style:style>
    <style:style style:name="P8" style:family="paragraph">
      <style:text-properties fo:font-family="'Ubuntu Mono'" style:font-pitch="fixed" fo:font-size="22pt" style:font-size-asian="22pt" style:font-size-complex="22pt"/>
    </style:style>
    <style:style style:name="P9" style:family="paragraph">
      <style:text-properties fo:color="#408080" fo:font-family="'Ubuntu Mono'" style:font-pitch="fixed" fo:font-size="22pt" fo:font-style="italic" style:font-size-asian="22pt" style:font-style-asian="italic" style:font-size-complex="22pt" style:font-style-complex="italic"/>
    </style:style>
    <style:style style:name="P10" style:family="paragraph">
      <style:text-properties fo:font-family="'Ubuntu Mono'" style:font-pitch="fixed" fo:font-size="22pt" style:font-size-asian="22pt" style:font-size-complex="22pt"/>
    </style:style>
    <style:style style:name="P11" style:family="paragraph">
      <style:text-properties fo:font-size="22pt"/>
    </style:style>
    <style:style style:name="P12" style:family="paragraph">
      <style:text-properties fo:font-family="'Ubuntu Mono'" style:font-pitch="fixed" fo:font-size="22pt" style:font-size-asian="22pt" style:font-size-complex="22pt"/>
    </style:style>
    <style:style style:name="P13" style:family="paragraph">
      <style:text-properties fo:font-family="'Ubuntu Mono'" style:font-pitch="fixed" fo:font-size="22pt" style:font-size-asian="22pt"/>
    </style:style>
    <style:style style:name="P14" style:family="paragraph">
      <style:text-properties fo:color="#408080" fo:font-family="'Ubuntu Mono'" style:font-pitch="fixed" fo:font-size="22pt" fo:font-style="normal" style:font-size-asian="22pt" style:font-style-asian="normal" style:font-size-complex="22pt" style:font-style-complex="normal"/>
    </style:style>
    <style:style style:name="P15" style:family="paragraph">
      <style:text-properties fo:font-family="'Ubuntu Mono'" style:font-pitch="fixed" fo:font-size="22pt" fo:font-style="normal" style:font-size-asian="22pt" style:font-style-asian="normal" style:font-size-complex="22pt" style:font-style-complex="normal"/>
    </style:style>
    <style:style style:name="P16" style:family="paragraph">
      <style:text-properties fo:font-family="'Ubuntu Mono'" style:font-pitch="fixed" fo:font-size="22pt" fo:font-style="normal" style:font-size-asian="22pt" style:font-style-asian="normal" style:font-style-complex="normal"/>
    </style:style>
    <style:style style:name="P17" style:family="paragraph">
      <style:text-properties fo:font-family="'Ubuntu Mono'" style:font-pitch="fixed" fo:font-size="22pt" fo:font-style="normal" style:font-size-asian="22pt" style:font-style-asian="normal" style:font-size-complex="22pt" style:font-style-complex="normal"/>
    </style:style>
    <style:style style:name="P18" style:family="paragraph">
      <style:text-properties fo:font-family="'Ubuntu Mono'" style:font-pitch="fixed" fo:font-size="22pt" style:font-size-asian="22pt"/>
    </style:style>
    <style:style style:name="P19" style:family="paragraph">
      <style:text-properties fo:color="#408080" fo:font-family="'Ubuntu Mono'" style:font-pitch="fixed" fo:font-size="22pt" fo:font-style="italic" style:font-size-asian="22pt" style:font-style-asian="italic" style:font-size-complex="22pt" style:font-style-complex="italic"/>
    </style:style>
    <style:style style:name="P20" style:family="paragraph">
      <style:text-properties fo:font-size="18pt"/>
    </style:style>
    <style:style style:name="P21" style:family="paragraph">
      <style:paragraph-properties fo:text-align="center"/>
      <style:text-properties fo:font-size="18pt"/>
    </style:style>
    <style:style style:name="T1" style:family="text">
      <style:text-properties fo:font-family="'Ubuntu Light'" style:font-style-name="Light" style:font-pitch="variable"/>
    </style:style>
    <style:style style:name="T2" style:family="text">
      <style:text-properties fo:font-size="88pt" style:font-size-asian="88pt" style:font-size-complex="88pt"/>
    </style:style>
    <style:style style:name="T3" style:family="text">
      <style:text-properties fo:font-family="'Ubuntu Light'" style:font-pitch="variable" fo:font-size="32pt" fo:font-style="normal" style:font-style-asian="normal" style:font-style-complex="normal"/>
    </style:style>
    <style:style style:name="T4" style:family="text">
      <style:text-properties fo:font-family="'Ubuntu Mono'" style:font-pitch="fixed" fo:font-size="22pt" style:font-size-asian="22pt" style:font-size-complex="22pt"/>
    </style:style>
    <style:style style:name="T5" style:family="text">
      <style:text-properties fo:color="#008000" fo:font-family="'Ubuntu Mono'" style:font-pitch="fixed" fo:font-size="22pt" fo:font-weight="bold" style:font-size-asian="22pt" style:font-weight-asian="bold" style:font-size-complex="22pt" style:font-weight-complex="bold"/>
    </style:style>
    <style:style style:name="T6" style:family="text">
      <style:text-properties fo:color="#666666" fo:font-family="'Ubuntu Mono'" style:font-pitch="fixed" fo:font-size="22pt" style:font-size-asian="22pt" style:font-size-complex="22pt"/>
    </style:style>
    <style:style style:name="T7" style:family="text">
      <style:text-properties fo:color="#408080" fo:font-family="'Ubuntu Mono'" style:font-pitch="fixed" fo:font-size="22pt" fo:font-style="italic" style:font-size-asian="22pt" style:font-style-asian="italic" style:font-size-complex="22pt" style:font-style-complex="italic"/>
    </style:style>
    <style:style style:name="T8" style:family="text">
      <style:text-properties fo:font-family="'Ubuntu Mono'" style:font-pitch="fixed" fo:font-size="22pt"/>
    </style:style>
    <style:style style:name="T9" style:family="text">
      <style:text-properties fo:color="#ba2121" fo:font-family="'Ubuntu Mono'" style:font-pitch="fixed" fo:font-size="22pt" style:font-size-asian="22pt" style:font-size-complex="22pt"/>
    </style:style>
    <style:style style:name="T10" style:family="text">
      <style:text-properties fo:color="#008000" fo:font-family="'Ubuntu Mono'" style:font-pitch="fixed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1" style:family="text">
      <style:text-properties fo:color="#408080" fo:font-family="'Ubuntu Mono'" style:font-pitch="fixed" fo:font-size="22pt" fo:font-style="normal" style:font-size-asian="22pt" style:font-style-asian="normal" style:font-size-complex="22pt" style:font-style-complex="normal"/>
    </style:style>
    <style:style style:name="T12" style:family="text">
      <style:text-properties fo:color="#666666" fo:font-family="'Ubuntu Mono'" style:font-pitch="fixed" fo:font-size="22pt" fo:font-style="normal" style:font-size-asian="22pt" style:font-style-asian="normal" style:font-size-complex="22pt" style:font-style-complex="normal"/>
    </style:style>
    <style:style style:name="T13" style:family="text">
      <style:text-properties fo:color="#ba2121" fo:font-family="'Ubuntu Mono'" style:font-pitch="fixed" fo:font-size="22pt" fo:font-style="normal" style:font-size-asian="22pt" style:font-style-asian="normal" style:font-size-complex="22pt" style:font-style-complex="normal"/>
    </style:style>
    <style:style style:name="T14" style:family="text">
      <style:text-properties fo:font-family="'Ubuntu Mono'" style:font-pitch="fixe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color="#666666" fo:font-family="'Ubuntu Mono'" style:font-pitch="fixed" fo:font-size="22pt" fo:font-style="normal" style:font-size-asian="22pt" style:font-style-asian="normal" style:font-size-complex="22pt" style:font-style-complex="normal"/>
    </style:style>
    <style:style style:name="T17" style:family="text">
      <style:text-properties fo:color="#008000" fo:font-family="'Ubuntu Mono'" style:font-pitch="fixed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8" style:family="text">
      <style:text-properties fo:color="#008000" fo:font-family="'Ubuntu Mono'" style:font-pitch="fixed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9" style:family="text">
      <style:text-properties fo:color="#408080" fo:font-family="'Ubuntu Mono'" style:font-pitch="fixed" fo:font-size="22pt" fo:font-style="normal" style:font-size-asian="22pt" style:font-style-asian="normal" style:font-size-complex="22pt" style:font-style-complex="normal"/>
    </style:style>
    <style:style style:name="T20" style:family="text">
      <style:text-properties fo:color="#666666" fo:font-family="'Ubuntu Mono'" style:font-pitch="fixed" fo:font-size="22pt" fo:font-style="normal" style:font-size-asian="22pt" style:font-style-asian="normal" style:font-size-complex="22pt" style:font-style-complex="normal"/>
    </style:style>
    <style:style style:name="T21" style:family="text">
      <style:text-properties fo:color="#ba2121" fo:font-family="'Ubuntu Mono'" style:font-pitch="fixed" fo:font-size="22pt" fo:font-style="normal" style:font-size-asian="22pt" style:font-style-asian="normal" style:font-size-complex="22pt" style:font-style-complex="normal"/>
    </style:style>
    <style:style style:name="T22" style:family="text">
      <style:text-properties fo:color="#ff0000" fo:font-family="'Ubuntu Light'" style:font-pitch="variable" fo:font-size="32pt" fo:font-style="normal" style:font-style-asian="normal" style:font-style-complex="normal"/>
    </style:style>
    <style:style style:name="T23" style:family="text">
      <style:text-properties fo:color="#ba2121" fo:font-family="'Ubuntu Mono'" style:font-pitch="fixed" fo:font-size="22pt" fo:font-style="normal" style:font-size-asian="22pt" style:font-style-asian="normal" style:font-size-complex="22pt" style:font-style-complex="normal"/>
    </style:style>
    <style:style style:name="T24" style:family="text">
      <style:text-properties fo:font-size="22pt" fo:font-style="normal" style:font-size-asian="22pt" style:font-style-asian="normal" style:font-size-complex="22pt" style:font-style-complex="normal"/>
    </style:style>
    <style:style style:name="T25" style:family="text">
      <style:text-properties fo:color="#666666" fo:font-family="'Ubuntu Mono'" style:font-pitch="fixed" fo:font-size="22pt" style:font-size-asian="22pt" style:font-size-complex="22pt"/>
    </style:style>
    <style:style style:name="T26" style:family="text">
      <style:text-properties fo:color="#ba2121" fo:font-family="'Ubuntu Mono'" style:font-pitch="fixed" fo:font-size="22pt" style:font-size-asian="22pt" style:font-size-complex="22pt"/>
    </style:style>
    <style:style style:name="T27" style:family="text">
      <style:text-properties fo:color="#008000" fo:font-family="'Ubuntu Mono'" style:font-pitch="fixed" fo:font-size="22pt" fo:font-weight="bold" style:font-size-asian="22pt" style:font-weight-asian="bold" style:font-size-complex="22pt" style:font-weight-complex="bold"/>
    </style:style>
    <style:style style:name="T28" style:family="text">
      <style:text-properties fo:color="#008000" fo:font-family="'Ubuntu Mono'" style:font-pitch="fixed" fo:font-size="22pt" fo:font-weight="bold" style:font-size-asian="22pt" style:font-weight-asian="bold" style:font-size-complex="22pt" style:font-weight-complex="bold"/>
    </style:style>
    <style:style style:name="T29" style:family="text">
      <style:text-properties fo:color="#ba2121" fo:font-family="'Ubuntu Mono'" style:font-pitch="fixed" fo:font-size="22pt" style:font-size-asian="22pt" style:font-size-complex="22pt"/>
    </style:style>
    <style:style style:name="T30" style:family="text">
      <style:text-properties fo:color="#666666" fo:font-family="'Ubuntu Mono'" style:font-pitch="fixed" fo:font-size="22pt" style:font-size-asian="22pt" style:font-size-complex="22pt"/>
    </style:style>
    <style:style style:name="T31" style:family="text">
      <style:text-properties fo:color="#0000ff" fo:font-family="'Ubuntu Mono'" style:font-pitch="fixed" fo:font-size="22pt" fo:font-weight="bold" style:font-size-asian="22pt" style:font-weight-asian="bold" style:font-size-complex="22pt" style:font-weight-complex="bold"/>
    </style:style>
    <style:style style:name="T32" style:family="text">
      <style:text-properties fo:color="#008000" fo:font-family="'Ubuntu Mono'" style:font-pitch="fixed" fo:font-size="22pt" style:font-size-asian="22pt" style:font-size-complex="22pt"/>
    </style:style>
    <style:style style:name="T33" style:family="text">
      <style:text-properties fo:color="#19177c" fo:font-family="'Ubuntu Mono'" style:font-pitch="fixed" fo:font-size="22pt" style:font-size-asian="22pt" style:font-size-complex="22pt"/>
    </style:style>
    <style:style style:name="T34" style:family="text">
      <style:text-properties fo:color="#0000ff" fo:font-family="'Ubuntu Mono'" style:font-pitch="fixed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0">
        <office:forms form:automatic-focus="false" form:apply-design-mode="false"/>
        <draw:frame presentation:style-name="pr1" draw:layer="layout" svg:width="25.199cm" svg:height="3.506cm" svg:x="1cm" svg:y="3.436cm" presentation:class="title" presentation:user-transformed="true">
          <draw:text-box>
            <text:p>Iteration in Javascript</text:p>
          </draw:text-box>
        </draw:frame>
        <draw:frame presentation:style-name="pr2" draw:text-style-name="P1" draw:layer="layout" svg:width="24.639cm" svg:height="12.179cm" svg:x="1.4cm" svg:y="7.6cm" presentation:class="subtitle" presentation:user-transformed="true">
          <draw:text-box>
            <text:p><text:span text:style-name="T1">Abram Hindle</text:span></text:p>
            <text:p><text:span text:style-name="T1"><text:a xlink:href="mailto:abram.hindle@ualberta.ca" xlink:type="simple">abram.hindle@ualberta.ca</text:a></text:span></text:p>
            <text:p><text:span text:style-name="T1">Department of Computing Science</text:span></text:p>
            <text:p><text:span text:style-name="T1">University of Alberta</text:span></text:p>
            <text:p><text:span text:style-name="T1">http://softwareprocess.es/</text:span></text:p>
            <text:p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9cm" svg:height="3.506cm" svg:x="1.4cm" svg:y="0.837cm" presentation:class="title">
          <draw:text-box>
            <text:p><text:span text:style-name="T2">Warning</text:span>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 text:style-name="P3"><text:span text:style-name="T2">This talk is not <text:s/>idiomatic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teration</text:p>
          </draw:text-box>
        </draw:frame>
        <draw:frame presentation:style-name="pr7" draw:text-style-name="P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Programming is useful because we can repeat tasks</text:span></text:p>
              </text:list-item>
              <text:list-item>
                <text:p><text:span text:style-name="T3">Iteration is one of the fundamental building blocks of most programming languages</text:span></text:p>
              </text:list-item>
              <text:list-item>
                <text:p><text:span text:style-name="T3">Iteration usually refers to repetition</text:span></text:p>
                <text:list>
                  <text:list-item>
                    <text:p><text:span text:style-name="T3">In mathematics iterating a functions means applying it repeatedly</text:span></text:p>
                  </text:list-item>
                  <text:list-item>
                    <text:p><text:span text:style-name="T3">In programming iteration can refer to any method of repetiti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ept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Block</text:p>
                <text:list>
                  <text:list-item>
                    <text:p>A chunk of code</text:p>
                  </text:list-item>
                  <text:list-item>
                    <text:p>Usually the part that gets repeated</text:p>
                  </text:list-item>
                  <text:list-item>
                    <text:p>Usually follows scope rules</text:p>
                  </text:list-item>
                </text:list>
              </text:list-item>
              <text:list-item>
                <text:p>Condition</text:p>
                <text:list>
                  <text:list-item>
                    <text:p>An expression that evaluates to true or false</text:p>
                  </text:list-item>
                  <text:list-item>
                    <text:p>Commonly used to determine if a loop continue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ept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Strict – Everything gets done</text:p>
              </text:list-item>
              <text:list-item>
                <text:p>Lazy – Something gets done when needed.</text:p>
              </text:list-item>
              <text:list-item>
                <text:p>In Order – Execute in Sequence</text:p>
              </text:list-item>
              <text:list-item>
                <text:p>Out of Order – Execute in any order</text:p>
              </text:list-item>
              <text:list-item>
                <text:p>Dependency – One value depends on another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ile Loops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Repeats a block until a condition is met.</text:p>
              </text:list-item>
              <text:list-item>
                <text:p>Loop invariant executes first</text:p>
                <text:p/>
              </text:list-item>
            </text:list>
          </draw:text-box>
        </draw:frame>
        <draw:frame draw:style-name="gr2" draw:layer="layout" svg:width="11.017cm" svg:height="12.651cm" svg:x="3cm" svg:y="8.149cm">
          <draw:text-box>
            <text:p><text:span text:style-name="T4"/></text:p>
            <text:p><text:span text:style-name="T5">var</text:span><text:span text:style-name="T4"> condition </text:span><text:span text:style-name="T6">=</text:span><text:span text:style-name="T4"> </text:span><text:span text:style-name="T6">1</text:span><text:span text:style-name="T4">;</text:span></text:p>
            <text:p><text:span text:style-name="T5">while</text:span><text:span text:style-name="T4"> (condition) {</text:span></text:p>
            <text:p><text:span text:style-name="T4"><text:s text:c="4"/></text:span><text:span text:style-name="T7">// ...</text:span></text:p>
            <text:p><text:span text:style-name="T4"><text:s text:c="4"/></text:span><text:span text:style-name="T4">condition </text:span><text:span text:style-name="T6">=</text:span><text:span text:style-name="T4"> </text:span><text:span text:style-name="T6">!</text:span><text:span text:style-name="T4">condition;</text:span></text:p>
            <text:p><text:span text:style-name="T4">}</text:span></text:p>
            <text:p><text:span text:style-name="T7">// condition is False</text:span></text:p>
            <text:p><text:span text:style-name="T8"/></text:p>
            <text:p><text:span text:style-name="T7">//how many OKs ?</text:span></text:p>
            <text:p><text:span text:style-name="T5">var</text:span><text:span text:style-name="T4"> count </text:span><text:span text:style-name="T6">=</text:span><text:span text:style-name="T4"> </text:span><text:span text:style-name="T6">0</text:span><text:span text:style-name="T4">;</text:span></text:p>
            <text:p><text:span text:style-name="T5">while</text:span><text:span text:style-name="T4">(confirm(</text:span><text:span text:style-name="T9">"OK???"</text:span><text:span text:style-name="T4">)) {</text:span></text:p>
            <text:p><text:span text:style-name="T4"><text:s text:c="4"/></text:span><text:span text:style-name="T4">count</text:span><text:span text:style-name="T6">++</text:span><text:span text:style-name="T4">;</text:span></text:p>
            <text:p><text:span text:style-name="T4">}</text:span></text:p>
            <text:p><text:span text:style-name="T7">// alert(count);</text:span></text:p>
            <text:p><text:span text:style-name="T8"/></text:p>
            <text:p><text:span text:style-name="T4"/></text:p>
          </draw:text-box>
        </draw:frame>
        <draw:frame draw:style-name="gr2" draw:layer="layout" svg:width="13.354cm" svg:height="11.101cm" svg:x="14cm" svg:y="8.8cm">
          <draw:text-box>
            <text:p><text:span text:style-name="T5">var</text:span><text:span text:style-name="T4"> x </text:span><text:span text:style-name="T6">=</text:span><text:span text:style-name="T4"> </text:span><text:span text:style-name="T6">10</text:span><text:span text:style-name="T4">;</text:span></text:p>
            <text:p><text:span text:style-name="T5">while</text:span><text:span text:style-name="T4"> (x </text:span><text:span text:style-name="T6">&gt;</text:span><text:span text:style-name="T4"> </text:span><text:span text:style-name="T6">0</text:span><text:span text:style-name="T4">) {</text:span></text:p>
            <text:p><text:span text:style-name="T4"><text:s text:c="4"/></text:span><text:span text:style-name="T4">x</text:span><text:span text:style-name="T6">--</text:span><text:span text:style-name="T4">;</text:span></text:p>
            <text:p><text:span text:style-name="T4">}</text:span></text:p>
            <text:p><text:span text:style-name="T7">// x is 0</text:span></text:p>
            <text:p><text:span text:style-name="T8"/></text:p>
            <text:p><text:span text:style-name="T7">// maybe you're not sure how many</text:span></text:p>
            <text:p><text:span text:style-name="T7">// iterations you need?</text:span></text:p>
            <text:p><text:span text:style-name="T5">var</text:span><text:span text:style-name="T4"> x </text:span><text:span text:style-name="T6">=</text:span><text:span text:style-name="T4"> </text:span><text:span text:style-name="T6">100.0</text:span><text:span text:style-name="T4">;</text:span></text:p>
            <text:p><text:span text:style-name="T5">while</text:span><text:span text:style-name="T4"> (x </text:span><text:span text:style-name="T6">&gt;</text:span><text:span text:style-name="T4"> </text:span><text:span text:style-name="T6">1</text:span><text:span text:style-name="T4">) {</text:span></text:p>
            <text:p><text:span text:style-name="T4"><text:s text:c="4"/></text:span><text:span text:style-name="T4">x </text:span><text:span text:style-name="T6">/=</text:span><text:span text:style-name="T4"> </text:span><text:span text:style-name="T6">3</text:span><text:span text:style-name="T4">;</text:span></text:p>
            <text:p><text:span text:style-name="T4">}</text:span></text:p>
            <text:p><text:span text:style-name="T7">// x is 0.41152263374485604</text:span></text:p>
            <text:p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or Loop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Iterate with a condition or over a collection of elements.</text:p>
              </text:list-item>
            </text:list>
            <text:p/>
          </draw:text-box>
        </draw:frame>
        <draw:frame draw:style-name="gr2" draw:text-style-name="P6" draw:layer="layout" svg:width="15.689cm" svg:height="13.426cm" svg:x="1.2cm" svg:y="7.8cm">
          <draw:text-box>
            <text:p><text:span text:style-name="T10">var</text:span><text:span text:style-name="T11"> sum </text:span><text:span text:style-name="T12">=</text:span><text:span text:style-name="T11"> </text:span><text:span text:style-name="T12">0</text:span><text:span text:style-name="T11">;</text:span></text:p>
            <text:p><text:span text:style-name="T10">for</text:span><text:span text:style-name="T11"> (</text:span><text:span text:style-name="T10">var</text:span><text:span text:style-name="T11"> i </text:span><text:span text:style-name="T12">=</text:span><text:span text:style-name="T11"> </text:span><text:span text:style-name="T12">0</text:span><text:span text:style-name="T11"> ; i </text:span><text:span text:style-name="T12">&lt;</text:span><text:span text:style-name="T11"> </text:span><text:span text:style-name="T12">10</text:span><text:span text:style-name="T11">; i</text:span><text:span text:style-name="T12">++</text:span><text:span text:style-name="T11">) {</text:span></text:p>
            <text:p><text:span text:style-name="T11"><text:s text:c="4"/></text:span><text:span text:style-name="T11">sum </text:span><text:span text:style-name="T12">+=</text:span><text:span text:style-name="T11"> i;</text:span></text:p>
            <text:p><text:span text:style-name="T11">}</text:span></text:p>
            <text:p><text:span text:style-name="T11">// sum is 45</text:span></text:p>
            <text:p><text:span text:style-name="T11"/></text:p>
            <text:p><text:span text:style-name="T10">function</text:span><text:span text:style-name="T11"> range(start,end) {</text:span></text:p>
            <text:p><text:span text:style-name="T11"><text:s text:c="4"/></text:span><text:span text:style-name="T10">var</text:span><text:span text:style-name="T11"> out </text:span><text:span text:style-name="T12">=</text:span><text:span text:style-name="T11"> [];</text:span></text:p>
            <text:p><text:span text:style-name="T11"><text:s text:c="4"/></text:span><text:span text:style-name="T10">var</text:span><text:span text:style-name="T11"> j </text:span><text:span text:style-name="T12">=</text:span><text:span text:style-name="T11"> </text:span><text:span text:style-name="T12">0</text:span><text:span text:style-name="T11">;</text:span></text:p>
            <text:p><text:span text:style-name="T11"><text:s text:c="4"/></text:span><text:span text:style-name="T10">for</text:span><text:span text:style-name="T11"> (</text:span><text:span text:style-name="T10">var</text:span><text:span text:style-name="T11"> i </text:span><text:span text:style-name="T12">=</text:span><text:span text:style-name="T11"> start; i </text:span><text:span text:style-name="T12">&lt;</text:span><text:span text:style-name="T11"> end; i</text:span><text:span text:style-name="T12">++</text:span><text:span text:style-name="T11">) {</text:span></text:p>
            <text:p><text:span text:style-name="T11"><text:s text:c="8"/></text:span><text:span text:style-name="T11">out[j</text:span><text:span text:style-name="T12">++</text:span><text:span text:style-name="T11">] </text:span><text:span text:style-name="T12">=</text:span><text:span text:style-name="T11"> i;</text:span></text:p>
            <text:p><text:span text:style-name="T11"><text:s text:c="4"/></text:span><text:span text:style-name="T11">}</text:span></text:p>
            <text:p><text:span text:style-name="T11"><text:s text:c="4"/></text:span><text:span text:style-name="T10">return</text:span><text:span text:style-name="T11"> out;</text:span></text:p>
            <text:p><text:span text:style-name="T11">}</text:span></text:p>
            <text:p><text:span text:style-name="T11">//alert(range(1,10).length);</text:span></text:p>
            <text:p><text:span text:style-name="T11"/></text:p>
            <text:p><text:span text:style-name="T11"/></text:p>
          </draw:text-box>
        </draw:frame>
        <draw:frame draw:style-name="gr2" draw:text-style-name="P7" draw:layer="layout" svg:width="11.407cm" svg:height="13.426cm" svg:x="16.2cm" svg:y="7cm">
          <draw:text-box>
            <text:p><text:span text:style-name="T10">for</text:span><text:span text:style-name="T11"> </text:span><text:span text:style-name="T10">var</text:span><text:span text:style-name="T11"> i </text:span><text:span text:style-name="T10">in</text:span><text:span text:style-name="T11"> range(</text:span><text:span text:style-name="T12">1</text:span><text:span text:style-name="T11">,</text:span><text:span text:style-name="T12">10</text:span><text:span text:style-name="T11">) {</text:span></text:p>
            <text:p><text:span text:style-name="T11"><text:s text:c="4"/></text:span><text:span text:style-name="T11">alert(i);</text:span></text:p>
            <text:p><text:span text:style-name="T11">}</text:span></text:p>
            <text:p><text:span text:style-name="T11"/></text:p>
            <text:p><text:span text:style-name="T10">var</text:span><text:span text:style-name="T11"> s </text:span><text:span text:style-name="T12">=</text:span><text:span text:style-name="T11"> </text:span><text:span text:style-name="T13">""</text:span><text:span text:style-name="T11">;</text:span></text:p>
            <text:p><text:span text:style-name="T10">var</text:span><text:span text:style-name="T11"> v </text:span><text:span text:style-name="T12">=</text:span><text:span text:style-name="T11"> [</text:span><text:span text:style-name="T13">"a"</text:span><text:span text:style-name="T11">,</text:span><text:span text:style-name="T13">"b"</text:span><text:span text:style-name="T11">,</text:span><text:span text:style-name="T13">"c"</text:span><text:span text:style-name="T11">];</text:span></text:p>
            <text:p><text:span text:style-name="T10">var</text:span><text:span text:style-name="T11"> u </text:span><text:span text:style-name="T12">=</text:span><text:span text:style-name="T11"> {</text:span><text:span text:style-name="T13">"A"</text:span><text:span text:style-name="T12">:</text:span><text:span text:style-name="T13">"a"</text:span><text:span text:style-name="T11">, </text:span><text:span text:style-name="T13">"B"</text:span><text:span text:style-name="T12">:</text:span><text:span text:style-name="T13">"b"</text:span><text:span text:style-name="T11">,</text:span></text:p>
            <text:p><text:span text:style-name="T11"><text:s text:c="9"/></text:span><text:span text:style-name="T13">"C"</text:span><text:span text:style-name="T12">:</text:span><text:span text:style-name="T13">"c"</text:span><text:span text:style-name="T11">};</text:span></text:p>
            <text:p><text:span text:style-name="T10">for</text:span><text:span text:style-name="T11"> (</text:span><text:span text:style-name="T10">var</text:span><text:span text:style-name="T11"> i </text:span><text:span text:style-name="T10">in</text:span><text:span text:style-name="T11"> v) {</text:span></text:p>
            <text:p><text:span text:style-name="T11"><text:s text:c="4"/></text:span><text:span text:style-name="T11">s </text:span><text:span text:style-name="T12">+=</text:span><text:span text:style-name="T11"> v[i]; // <text:s/>over keys</text:span></text:p>
            <text:p><text:span text:style-name="T11">}</text:span></text:p>
            <text:p><text:span text:style-name="T10">for</text:span><text:span text:style-name="T11"> (</text:span><text:span text:style-name="T10">var</text:span><text:span text:style-name="T11"> i </text:span><text:span text:style-name="T10">in</text:span><text:span text:style-name="T11"> u) {</text:span></text:p>
            <text:p><text:span text:style-name="T11"><text:s text:c="4"/></text:span><text:span text:style-name="T11">s </text:span><text:span text:style-name="T12">+=</text:span><text:span text:style-name="T11"> u[i]; // <text:s/>over keys</text:span></text:p>
            <text:p><text:span text:style-name="T11">}</text:span></text:p>
            <text:p><text:span text:style-name="T11">alert(s);</text:span></text:p>
            <text:p><text:span text:style-name="T11">// s starts with abc</text:span></text:p>
            <text:p><text:span text:style-name="T11"/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cursion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Arbitrary flow control</text:p>
              </text:list-item>
              <text:list-item>
                <text:p>Good for iterating datastructures like trees</text:p>
              </text:list-item>
              <text:list-item>
                <text:p>Watch out for stackoverflows!</text:p>
              </text:list-item>
            </text:list>
          </draw:text-box>
        </draw:frame>
        <draw:frame draw:style-name="gr2" draw:text-style-name="P8" draw:layer="layout" svg:width="21.527cm" svg:height="11.876cm" svg:x="2.2cm" svg:y="9.9cm">
          <draw:text-box>
            <text:p><text:span text:style-name="T5">var</text:span><text:span text:style-name="T4"> tree </text:span><text:span text:style-name="T6">=</text:span><text:span text:style-name="T4"> {</text:span><text:span text:style-name="T9">"a"</text:span><text:span text:style-name="T6">:</text:span><text:span text:style-name="T4">{</text:span><text:span text:style-name="T9">"b"</text:span><text:span text:style-name="T6">:</text:span><text:span text:style-name="T4">{</text:span><text:span text:style-name="T9">"c"</text:span><text:span text:style-name="T6">:1</text:span><text:span text:style-name="T4">,</text:span><text:span text:style-name="T9">"d"</text:span><text:span text:style-name="T6">:2</text:span><text:span text:style-name="T4">,</text:span><text:span text:style-name="T9">"e"</text:span><text:span text:style-name="T6">:3</text:span><text:span text:style-name="T4">,</text:span><text:span text:style-name="T9">"f"</text:span><text:span text:style-name="T6">:4</text:span><text:span text:style-name="T4">},</text:span><text:span text:style-name="T9">"g"</text:span><text:span text:style-name="T6">:5</text:span><text:span text:style-name="T4">},</text:span></text:p>
            <text:p><text:span text:style-name="T9"><text:s text:c="12"/></text:span><text:span text:style-name="T9">"h"</text:span><text:span text:style-name="T6">:</text:span><text:span text:style-name="T4">{</text:span><text:span text:style-name="T9">"i"</text:span><text:span text:style-name="T6">:6</text:span><text:span text:style-name="T4">}};</text:span></text:p>
            <text:p><text:span text:style-name="T5">function</text:span><text:span text:style-name="T4"> treesum(tree) {</text:span></text:p>
            <text:p><text:span text:style-name="T4"><text:s text:c="4"/></text:span><text:span text:style-name="T5">if</text:span><text:span text:style-name="T4"> (</text:span><text:span text:style-name="T5">typeof</text:span><text:span text:style-name="T4"> tree </text:span><text:span text:style-name="T6">===</text:span><text:span text:style-name="T4"> </text:span><text:span text:style-name="T9">"number"</text:span><text:span text:style-name="T4">) {</text:span></text:p>
            <text:p><text:span text:style-name="T4"><text:s text:c="8"/></text:span><text:span text:style-name="T5">return</text:span><text:span text:style-name="T4"> tree;</text:span></text:p>
            <text:p><text:span text:style-name="T4"><text:s text:c="4"/></text:span><text:span text:style-name="T4">} </text:span><text:span text:style-name="T5">else</text:span><text:span text:style-name="T4"> {</text:span></text:p>
            <text:p><text:span text:style-name="T4"><text:s text:c="8"/></text:span><text:span text:style-name="T5">var</text:span><text:span text:style-name="T4"> sum </text:span><text:span text:style-name="T6">=</text:span><text:span text:style-name="T4"> </text:span><text:span text:style-name="T6">0</text:span><text:span text:style-name="T4">;</text:span></text:p>
            <text:p><text:span text:style-name="T4"><text:s text:c="8"/></text:span><text:span text:style-name="T5">for</text:span><text:span text:style-name="T4"> (</text:span><text:span text:style-name="T5">var</text:span><text:span text:style-name="T4"> key </text:span><text:span text:style-name="T5">in</text:span><text:span text:style-name="T4"> tree) {</text:span></text:p>
            <text:p><text:span text:style-name="T4"><text:s text:c="12"/></text:span><text:span text:style-name="T4">sum </text:span><text:span text:style-name="T6">+=</text:span><text:span text:style-name="T4"> treesum(tree[key]);</text:span></text:p>
            <text:p><text:span text:style-name="T4"><text:s text:c="8"/></text:span><text:span text:style-name="T4">}</text:span></text:p>
            <text:p><text:span text:style-name="T4"><text:s text:c="8"/></text:span><text:span text:style-name="T5">return</text:span><text:span text:style-name="T4"> sum;</text:span></text:p>
            <text:p><text:span text:style-name="T4"><text:s text:c="4"/></text:span><text:span text:style-name="T4">}</text:span></text:p>
            <text:p><text:span text:style-name="T4">}</text:span></text:p>
            <text:p><text:span text:style-name="T4">alert(treesum(tree));</text:span></text:p>
            <text:p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O Iteration (Iterators)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Object with a <text:span text:style-name="T14">next()</text:span> method and <text:span text:style-name="T15">has_next()</text:span></text:p>
                <text:p/>
              </text:list-item>
            </text:list>
          </draw:text-box>
        </draw:frame>
        <draw:frame draw:style-name="gr2" draw:text-style-name="P8" draw:layer="layout" svg:width="17.249cm" svg:height="14.976cm" svg:x="2cm" svg:y="7cm">
          <draw:text-box>
            <text:p text:style-name="P9"><text:span text:style-name="T11"/></text:p>
            <text:p text:style-name="P9"><text:span text:style-name="T11"/></text:p>
            <text:p text:style-name="P9"><text:span text:style-name="T11">// OO Iterator way</text:span></text:p>
            <text:p text:style-name="P10"><text:span text:style-name="T11">OnlyEvens </text:span><text:span text:style-name="T16">=</text:span><text:span text:style-name="T11"> </text:span><text:span text:style-name="T17">function</text:span><text:span text:style-name="T11">(seq) {</text:span></text:p>
            <text:p text:style-name="P10"><text:span text:style-name="T11"><text:s text:c="4"/></text:span><text:span text:style-name="T17">this</text:span><text:span text:style-name="T11">.seq </text:span><text:span text:style-name="T16">=</text:span><text:span text:style-name="T11"> seq;</text:span></text:p>
            <text:p text:style-name="P10"><text:span text:style-name="T11"><text:s text:c="4"/></text:span><text:span text:style-name="T17">this</text:span><text:span text:style-name="T11">.index </text:span><text:span text:style-name="T16">=</text:span><text:span text:style-name="T11"> </text:span><text:span text:style-name="T16">0</text:span><text:span text:style-name="T11">;</text:span></text:p>
            <text:p text:style-name="P10"><text:span text:style-name="T11"><text:s text:c="4"/></text:span><text:span text:style-name="T11">self </text:span><text:span text:style-name="T16">=</text:span><text:span text:style-name="T11"> </text:span><text:span text:style-name="T17">this</text:span><text:span text:style-name="T11">;</text:span></text:p>
            <text:p text:style-name="P10"><text:span text:style-name="T11"><text:s text:c="4"/></text:span><text:span text:style-name="T17">this</text:span><text:span text:style-name="T11">.hasNext </text:span><text:span text:style-name="T16">=</text:span><text:span text:style-name="T11"> </text:span><text:span text:style-name="T17">function</text:span><text:span text:style-name="T11">() {</text:span></text:p>
            <text:p text:style-name="P10"><text:span text:style-name="T11"><text:s text:c="8"/></text:span><text:span text:style-name="T17">return</text:span><text:span text:style-name="T11"> self.index </text:span><text:span text:style-name="T16">&lt;</text:span><text:span text:style-name="T11"> self.seq.length</text:span></text:p>
            <text:p text:style-name="P10"><text:span text:style-name="T11"><text:s text:c="4"/></text:span><text:span text:style-name="T11">}</text:span></text:p>
            <text:p text:style-name="P10"><text:span text:style-name="T11"><text:s text:c="4"/></text:span><text:span text:style-name="T17">this</text:span><text:span text:style-name="T11">.next </text:span><text:span text:style-name="T16">=</text:span><text:span text:style-name="T11"> </text:span><text:span text:style-name="T17">function</text:span><text:span text:style-name="T11">() {</text:span></text:p>
            <text:p text:style-name="P10"><text:span text:style-name="T11"><text:s text:c="8"/></text:span><text:span text:style-name="T17">var</text:span><text:span text:style-name="T11"> v </text:span><text:span text:style-name="T16">=</text:span><text:span text:style-name="T11"> self.seq[self.index];</text:span></text:p>
            <text:p text:style-name="P10"><text:span text:style-name="T11"><text:s text:c="8"/></text:span><text:span text:style-name="T11">self.index </text:span><text:span text:style-name="T16">+=</text:span><text:span text:style-name="T11"> </text:span><text:span text:style-name="T16">2</text:span><text:span text:style-name="T11">;</text:span></text:p>
            <text:p text:style-name="P10"><text:span text:style-name="T11"><text:s text:c="8"/></text:span><text:span text:style-name="T17">return</text:span><text:span text:style-name="T11"> v;</text:span></text:p>
            <text:p text:style-name="P10"><text:span text:style-name="T11"><text:s text:c="4"/></text:span><text:span text:style-name="T11">}</text:span></text:p>
            <text:p text:style-name="P10"><text:span text:style-name="T11">};</text:span></text:p>
            <text:p text:style-name="P10"><text:span text:style-name="T11"/></text:p>
            <text:p text:style-name="P11"><text:span text:style-name="T7"/></text:p>
            <text:p text:style-name="P11"><text:span text:style-name="T7"/></text:p>
          </draw:text-box>
        </draw:frame>
        <draw:line draw:style-name="gr3" draw:text-style-name="P3" draw:layer="layout" svg:x1="15.8cm" svg:y1="11.2cm" svg:x2="15.8cm" svg:y2="6.2cm">
          <text:p/>
        </draw:line>
        <draw:frame draw:style-name="gr2" draw:layer="layout" svg:width="11.404cm" svg:height="6.451cm" svg:x="16.196cm" svg:y="6.2cm">
          <draw:text-box>
            <text:p text:style-name="P12"><text:span text:style-name="T18">var</text:span><text:span text:style-name="T19"> oe </text:span><text:span text:style-name="T20">=</text:span><text:span text:style-name="T19"> </text:span><text:span text:style-name="T18">new</text:span><text:span text:style-name="T19"> OnlyEvens([</text:span><text:span text:style-name="T20">0</text:span><text:span text:style-name="T19">,</text:span><text:span text:style-name="T20">1</text:span><text:span text:style-name="T19">,</text:span></text:p>
            <text:p text:style-name="P12"><text:span text:style-name="T19"><text:s text:c="7"/></text:span><text:span text:style-name="T20">2</text:span><text:span text:style-name="T19">,</text:span><text:span text:style-name="T20">3</text:span><text:span text:style-name="T19">,</text:span><text:span text:style-name="T20">4</text:span><text:span text:style-name="T19">,</text:span><text:span text:style-name="T20">5</text:span><text:span text:style-name="T19">,</text:span><text:span text:style-name="T20">6</text:span><text:span text:style-name="T19">,</text:span><text:span text:style-name="T20">7</text:span><text:span text:style-name="T19">,</text:span><text:span text:style-name="T20">8</text:span><text:span text:style-name="T19">,</text:span><text:span text:style-name="T20">9</text:span><text:span text:style-name="T19">,</text:span><text:span text:style-name="T20">10</text:span><text:span text:style-name="T19">]);</text:span></text:p>
            <text:p text:style-name="P12"><text:span text:style-name="T18">var</text:span><text:span text:style-name="T19"> s </text:span><text:span text:style-name="T20">=</text:span><text:span text:style-name="T19"> </text:span><text:span text:style-name="T21">""</text:span><text:span text:style-name="T19">;</text:span></text:p>
            <text:p text:style-name="P12"><text:span text:style-name="T18">while</text:span><text:span text:style-name="T19"> (oe.hasNext()) {</text:span></text:p>
            <text:p text:style-name="P12"><text:span text:style-name="T19"><text:s text:c="4"/></text:span><text:span text:style-name="T19">s </text:span><text:span text:style-name="T20">+=</text:span><text:span text:style-name="T19"> oe.next();</text:span></text:p>
            <text:p text:style-name="P12"><text:span text:style-name="T19">}</text:span></text:p>
            <text:p text:style-name="P12"><text:span text:style-name="T19">alert(s);</text:span></text:p>
            <text:p text:style-name="P13"><text:span text:style-name="T19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rder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Did you notice something?</text:p>
              </text:list-item>
              <text:list-item>
                <text:p>Everything iterated in order.</text:p>
              </text:list-item>
              <text:list-item>
                <text:p>But what if order doesn't really matter?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p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span text:style-name="T3">In mathematics iterating a functions means applying it repeatedly</text:span></text:p>
              </text:list-item>
              <text:list-item>
                <text:p><text:span text:style-name="T3">A map function applies 1 function to all elements in a collection and produces a new collection of the results of that function</text:span></text:p>
                <text:list>
                  <text:list-item>
                    <text:p><text:span text:style-name="T3">Usually this is in order</text:span></text:p>
                  </text:list-item>
                  <text:list-item>
                    <text:p><text:span text:style-name="T3">But you don't have to do it in order</text:span></text:p>
                  </text:list-item>
                </text:list>
              </text:list-item>
              <text:list-item>
                <text:p><text:span text:style-name="T3">Map f (a,b,c) <text:s/>=&gt; (f(a), f(b), f(c))</text:span></text:p>
              </text:list-item>
              <text:list-item>
                <text:p><text:span text:style-name="T3">Map square (1,2,3) =&gt; (1,4,9)</text:span></text:p>
              </text:list-item>
              <text:list-item>
                <text:p><text:span text:style-name="T22">Note: JS map has extra paremeters only send in 1 parameter functions!!!</text:span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p Example</text:p>
          </draw:text-box>
        </draw:frame>
        <draw:frame draw:style-name="gr2" draw:text-style-name="P6" draw:layer="layout" svg:width="13.353cm" svg:height="14.201cm" svg:x="2.174cm" svg:y="5.374cm">
          <draw:text-box>
            <text:p text:style-name="P14"><text:span text:style-name="T11">// add 1 to a list</text:span></text:p>
            <text:p text:style-name="P15"><text:span text:style-name="T17">var</text:span><text:span text:style-name="T11"> v </text:span><text:span text:style-name="T16">=</text:span><text:span text:style-name="T11"> [</text:span><text:span text:style-name="T16">1</text:span><text:span text:style-name="T11">,</text:span><text:span text:style-name="T16">2</text:span><text:span text:style-name="T11">,</text:span><text:span text:style-name="T16">3</text:span><text:span text:style-name="T11">,</text:span><text:span text:style-name="T16">4</text:span><text:span text:style-name="T11">,</text:span><text:span text:style-name="T16">5</text:span><text:span text:style-name="T11">];</text:span></text:p>
            <text:p text:style-name="P15"><text:span text:style-name="T17">function</text:span><text:span text:style-name="T11"> inc(x) { </text:span><text:span text:style-name="T17">return</text:span><text:span text:style-name="T11"> </text:span><text:span text:style-name="T16">1</text:span><text:span text:style-name="T11"> </text:span><text:span text:style-name="T16">+</text:span><text:span text:style-name="T11"> x; }</text:span></text:p>
            <text:p text:style-name="P15"><text:span text:style-name="T17">var</text:span><text:span text:style-name="T11"> u </text:span><text:span text:style-name="T16">=</text:span><text:span text:style-name="T11"> v.map(inc);</text:span></text:p>
            <text:p text:style-name="P14"><text:span text:style-name="T11">// alert(u); 2,3,4,5,6</text:span></text:p>
            <text:p text:style-name="P14"><text:span text:style-name="T11">// alert(v); 1,2,3,4,5</text:span></text:p>
            <text:p text:style-name="P16"><text:span text:style-name="T11"/></text:p>
            <text:p text:style-name="P15"><text:span text:style-name="T17">function</text:span><text:span text:style-name="T11"> basename(path) {</text:span></text:p>
            <text:p text:style-name="P15"><text:span text:style-name="T11"><text:s text:c="4"/></text:span><text:span text:style-name="T17">var</text:span><text:span text:style-name="T11"> sp </text:span><text:span text:style-name="T16">=</text:span><text:span text:style-name="T11"> path.split(</text:span><text:span text:style-name="T23">"/"</text:span><text:span text:style-name="T11">);</text:span></text:p>
            <text:p text:style-name="P15"><text:span text:style-name="T11"><text:s text:c="4"/></text:span><text:span text:style-name="T17">return</text:span><text:span text:style-name="T11"> sp[sp.length </text:span><text:span text:style-name="T16">-</text:span><text:span text:style-name="T11"> </text:span><text:span text:style-name="T16">1</text:span><text:span text:style-name="T11">];</text:span></text:p>
            <text:p text:style-name="P15"><text:span text:style-name="T11">}</text:span></text:p>
            <text:p text:style-name="P15"><text:span text:style-name="T17">var</text:span><text:span text:style-name="T11"> v </text:span><text:span text:style-name="T16">=</text:span><text:span text:style-name="T11"> [</text:span><text:span text:style-name="T23">"/home"</text:span><text:span text:style-name="T11">,</text:span><text:span text:style-name="T23">"/file"</text:span><text:span text:style-name="T11">,</text:span></text:p>
            <text:p text:style-name="P15"><text:span text:style-name="T11"><text:s text:c="9"/></text:span><text:span text:style-name="T23">"/usr/local"</text:span><text:span text:style-name="T11">];</text:span></text:p>
            <text:p text:style-name="P15"><text:span text:style-name="T17">var</text:span><text:span text:style-name="T11"> u </text:span><text:span text:style-name="T16">=</text:span><text:span text:style-name="T11"> v.map(basename);</text:span></text:p>
            <text:p text:style-name="P14"><text:span text:style-name="T11">// u = ['home','file','local']</text:span></text:p>
            <text:p text:style-name="P16"><text:span text:style-name="T11"/></text:p>
            <text:p text:style-name="P16"><text:span text:style-name="T11"/></text:p>
            <text:p text:style-name="P15"><text:span text:style-name="T24"/></text:p>
          </draw:text-box>
        </draw:frame>
        <draw:frame draw:style-name="gr2" draw:layer="layout" svg:width="13.355cm" svg:height="9.551cm" svg:x="15.045cm" svg:y="8.049cm">
          <draw:text-box>
            <text:p text:style-name="P17"><text:span text:style-name="T18">function</text:span><text:span text:style-name="T19"> GET(url) {</text:span></text:p>
            <text:p text:style-name="P17"><text:span text:style-name="T19"><text:s text:c="4"/></text:span><text:span text:style-name="T18">var</text:span><text:span text:style-name="T19"> request </text:span><text:span text:style-name="T20">=</text:span><text:span text:style-name="T19"> </text:span><text:span text:style-name="T18">new</text:span><text:span text:style-name="T19"> </text:span></text:p>
            <text:p text:style-name="P17"><text:span text:style-name="T19"><text:s text:c="10"/></text:span><text:span text:style-name="T19">XMLHttpRequest();</text:span></text:p>
            <text:p text:style-name="P17"><text:span text:style-name="T19"><text:s text:c="4"/></text:span><text:span text:style-name="T19">request.open(</text:span><text:span text:style-name="T21">"GET"</text:span><text:span text:style-name="T19">, </text:span></text:p>
            <text:p text:style-name="P17"><text:span text:style-name="T19"><text:s text:c="10"/></text:span><text:span text:style-name="T19">url, </text:span><text:span text:style-name="T18">false</text:span><text:span text:style-name="T19">);</text:span></text:p>
            <text:p text:style-name="P17"><text:span text:style-name="T19"><text:s text:c="4"/></text:span><text:span text:style-name="T19">request.send(</text:span><text:span text:style-name="T18">null</text:span><text:span text:style-name="T19">);</text:span></text:p>
            <text:p text:style-name="P17"><text:span text:style-name="T19"><text:s text:c="4"/></text:span><text:span text:style-name="T18">return</text:span><text:span text:style-name="T19"> request.responseText;</text:span></text:p>
            <text:p text:style-name="P17"><text:span text:style-name="T19">}</text:span></text:p>
            <text:p text:style-name="P17"><text:span text:style-name="T18">var</text:span><text:span text:style-name="T19"> urls </text:span><text:span text:style-name="T20">=</text:span><text:span text:style-name="T19"> [</text:span><text:span text:style-name="T21">"</text:span><text:span text:style-name="T21"><text:a xlink:href="http://cbc.ca/" xlink:type="simple">http://cbc.ca</text:a></text:span><text:span text:style-name="T21">"</text:span><text:span text:style-name="T19">,</text:span></text:p>
            <text:p text:style-name="P17"><text:span text:style-name="T19"><text:s text:c="12"/></text:span><text:span text:style-name="T21">"</text:span><text:span text:style-name="T21"><text:a xlink:href="http://gc.ca/" xlink:type="simple">http://gc.ca</text:a></text:span><text:span text:style-name="T21">"</text:span><text:span text:style-name="T19">,</text:span></text:p>
            <text:p text:style-name="P17"><text:span text:style-name="T19"><text:s text:c="12"/></text:span><text:span text:style-name="T21">"http://alberta.ca"</text:span><text:span text:style-name="T19">];</text:span></text:p>
            <text:p text:style-name="P17"><text:span text:style-name="T18">var</text:span><text:span text:style-name="T19"> pages </text:span><text:span text:style-name="T20">=</text:span><text:span text:style-name="T19"> urls.map(GET);</text:span></text:p>
          </draw:text-box>
        </draw:frame>
        <draw:line draw:style-name="gr3" draw:text-style-name="P3" draw:layer="layout" svg:x1="14.8cm" svg:y1="8.4cm" svg:x2="14.8cm" svg:y2="17.4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rallelism with Map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Think in “map” -- Think Parallel</text:p>
              </text:list-item>
              <text:list-item>
                <text:p>Limit dependencies of a block in order to parallelize the computation!</text:p>
              </text:list-item>
            </text:list>
          </draw:text-box>
        </draw:frame>
        <draw:frame draw:style-name="gr2" draw:layer="layout" svg:width="22.308cm" svg:height="12.651cm" svg:x="3.092cm" svg:y="8.949cm">
          <draw:text-box>
            <text:p text:style-name="P9">// http://adambom.github.io/parallel.js/</text:p>
            <text:p text:style-name="P10"><text:span text:style-name="T25">&lt;</text:span>script src<text:span text:style-name="T25">=</text:span><text:span text:style-name="T26">"parallel.js"</text:span><text:span text:style-name="T25">&gt;&lt;</text:span>/script&gt;</text:p>
            <text:p text:style-name="P10"><text:span text:style-name="T25">&lt;</text:span>script<text:span text:style-name="T25">&gt;</text:span></text:p>
            <text:p text:style-name="P18"/>
            <text:p text:style-name="P10"><text:span text:style-name="T27">function</text:span> sum(l) {</text:p>
            <text:p text:style-name="P10"><text:s text:c="4"/><text:span text:style-name="T27">var</text:span> sum <text:span text:style-name="T25">=</text:span> <text:span text:style-name="T25">0.0</text:span>;</text:p>
            <text:p text:style-name="P10"><text:s text:c="4"/><text:span text:style-name="T27">for</text:span> (<text:span text:style-name="T27">var</text:span> i <text:span text:style-name="T27">in</text:span> l) {</text:p>
            <text:p text:style-name="P10"><text:tab/>sum <text:span text:style-name="T25">+=</text:span> l[i];</text:p>
            <text:p text:style-name="P10"><text:s text:c="4"/>}</text:p>
            <text:p text:style-name="P10"><text:s text:c="4"/><text:span text:style-name="T27">return</text:span> sum;</text:p>
            <text:p text:style-name="P10">}</text:p>
            <text:p text:style-name="P10"><text:span text:style-name="T27">var</text:span> p <text:span text:style-name="T25">=</text:span> <text:span text:style-name="T27">new</text:span> Parallel([range(<text:span text:style-name="T25">1</text:span>,<text:span text:style-name="T25">10000</text:span>),range(<text:span text:style-name="T25">10001</text:span>,<text:span text:style-name="T25">20000</text:span>),</text:p>
            <text:p text:style-name="P10">range(<text:span text:style-name="T25">20001</text:span>,<text:span text:style-name="T25">30000</text:span>)]);</text:p>
            <text:p text:style-name="P10">p.map(sum).reduce(sum).then(alert);</text:p>
            <text:p text:style-name="P18"/>
            <text:p text:style-name="P10"/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rallelism with Map (Continued)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IO is slow and inherently parallelizable!</text:p>
              </text:list-item>
            </text:list>
          </draw:text-box>
        </draw:frame>
        <draw:frame draw:style-name="gr4" draw:text-style-name="P12" draw:layer="layout" svg:width="25.815cm" svg:height="11.877cm" svg:x="1.2cm" svg:y="6.4cm">
          <draw:text-box>
            <text:p text:style-name="P12"/>
            <text:p text:style-name="P19"/>
            <text:p text:style-name="P19">// You need proper URLs and permission!</text:p>
            <text:p text:style-name="P12"><text:span text:style-name="T28">var</text:span> urls = [<text:span text:style-name="T29">"</text:span><text:span text:style-name="T29"><text:a xlink:href="../../../../.././map.html" xlink:type="simple">file:///./map.html</text:a></text:span><text:span text:style-name="T29">"</text:span>,</text:p>
            <text:p text:style-name="P12"><text:span text:style-name="T29"><text:s text:c="12"/></text:span><text:span text:style-name="T29">"file:///./map.html"</text:span>,<text:span text:style-name="T29">"file:///./map.html"</text:span>];</text:p>
            <text:p text:style-name="P12"><text:span text:style-name="T28">var</text:span> urls <text:span text:style-name="T30">=</text:span> [<text:span text:style-name="T29">"http://cbc.ca"</text:span>,<text:span text:style-name="T29">"http://gc.ca"</text:span>,<text:span text:style-name="T29">"http://alberta.ca"</text:span>];</text:p>
            <text:p text:style-name="P12"><text:span text:style-name="T28">new</text:span> Parallel(urls).map(GET).then(alert);</text:p>
            <text:p text:style-name="P13"/>
            <text:p text:style-name="P12"/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educe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Linear, 1 at a time</text:p>
              </text:list-item>
              <text:list-item>
                <text:p>Collapse a collection in a single value via an operator or function of 2 args</text:p>
                <text:list>
                  <text:list-item>
                    <text:p>f(e1, f(e2, f(e4, .... f(e99,e100)))...)))</text:p>
                  </text:list-item>
                  <text:list-item>
                    <text:p>add(e1, add(e2, add(e4, .... add(e99,e100)))...)))</text:p>
                  </text:list-item>
                </text:list>
              </text:list-item>
              <text:list-item>
                <text:p>Sum is a reduce</text:p>
              </text:list-item>
            </text:list>
          </draw:text-box>
        </draw:frame>
        <draw:frame draw:style-name="gr2" draw:text-style-name="P20" draw:layer="layout" svg:width="13.353cm" svg:height="4.126cm" svg:x="7.247cm" svg:y="14cm">
          <draw:text-box>
            <text:p text:style-name="P20"><text:span text:style-name="T5">use</text:span><text:span text:style-name="T4"> </text:span><text:span text:style-name="T31">List::</text:span><text:span text:style-name="T4">Util </text:span><text:span text:style-name="T32">qw(reduce sum)</text:span><text:span text:style-name="T4">;</text:span></text:p>
            <text:p text:style-name="P20"><text:span text:style-name="T7"># 1 + 2 + 3 + ... + 99 + 100 </text:span></text:p>
            <text:p text:style-name="P20"><text:span text:style-name="T5">print</text:span><text:span text:style-name="T4">(reduce { </text:span><text:span text:style-name="T33">$a</text:span><text:span text:style-name="T4"> </text:span><text:span text:style-name="T6">+</text:span><text:span text:style-name="T4"> </text:span><text:span text:style-name="T33">$b</text:span><text:span text:style-name="T4"> } </text:span><text:span text:style-name="T6">1..100</text:span><text:span text:style-name="T4">);</text:span></text:p>
            <text:p text:style-name="P20"><text:span text:style-name="T5">print</text:span><text:span text:style-name="T4">(sum(</text:span><text:span text:style-name="T6">1..100</text:span><text:span text:style-name="T4">));</text:span></text:p>
            <text:p text:style-name="P20"><text:span text:style-name="T7">#5050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duce Can Be Parallel (Sometimes)</text:p>
          </draw:text-box>
        </draw:frame>
        <draw:frame draw:style-name="gr2" draw:text-style-name="P20" draw:layer="layout" svg:width="23.09cm" svg:height="13.426cm" svg:x="2.71cm" svg:y="5.374cm">
          <draw:text-box>
            <text:p text:style-name="P20"><text:span text:style-name="T5">use</text:span><text:span text:style-name="T4"> </text:span><text:span text:style-name="T31">List::</text:span><text:span text:style-name="T4">Util </text:span><text:span text:style-name="T32">qw(reduce sum)</text:span><text:span text:style-name="T4">;</text:span></text:p>
            <text:p text:style-name="P20"><text:span text:style-name="T5">use</text:span><text:span text:style-name="T4"> </text:span><text:span text:style-name="T31">List::</text:span><text:span text:style-name="T4">MoreUtils </text:span><text:span text:style-name="T32">qw(part)</text:span><text:span text:style-name="T4">;</text:span></text:p>
            <text:p text:style-name="P20"><text:span text:style-name="T5">use</text:span><text:span text:style-name="T4"> POSIX;</text:span></text:p>
            <text:p text:style-name="P20"><text:span text:style-name="T5">sub </text:span><text:span text:style-name="T34">split_list</text:span><text:span text:style-name="T4"> {</text:span></text:p>
            <text:p text:style-name="P20"><text:span text:style-name="T4"><text:s text:c="4"/></text:span><text:span text:style-name="T5">my</text:span><text:span text:style-name="T4"> (</text:span><text:span text:style-name="T33">$n</text:span><text:span text:style-name="T4">, </text:span><text:span text:style-name="T33">@args</text:span><text:span text:style-name="T4">) </text:span><text:span text:style-name="T6">=</text:span><text:span text:style-name="T4"> </text:span><text:span text:style-name="T33">@_</text:span><text:span text:style-name="T4">;</text:span></text:p>
            <text:p text:style-name="P20"><text:span text:style-name="T4"><text:s text:c="4"/></text:span><text:span text:style-name="T5">my</text:span><text:span text:style-name="T4"> </text:span><text:span text:style-name="T33">$i</text:span><text:span text:style-name="T4"> </text:span><text:span text:style-name="T6">=</text:span><text:span text:style-name="T4"> </text:span><text:span text:style-name="T6">0</text:span><text:span text:style-name="T4">;</text:span></text:p>
            <text:p text:style-name="P20"><text:span text:style-name="T4"><text:s text:c="4"/></text:span><text:span text:style-name="T5">my</text:span><text:span text:style-name="T4"> </text:span><text:span text:style-name="T33">$total</text:span><text:span text:style-name="T4"> </text:span><text:span text:style-name="T6">=</text:span><text:span text:style-name="T4"> ceil(</text:span><text:span text:style-name="T33">@args</text:span><text:span text:style-name="T4"> </text:span><text:span text:style-name="T6">/</text:span><text:span text:style-name="T4"> </text:span><text:span text:style-name="T33">$n</text:span><text:span text:style-name="T4">);</text:span></text:p>
            <text:p text:style-name="P20"><text:span text:style-name="T4"><text:s text:c="4"/></text:span><text:span text:style-name="T5">return</text:span><text:span text:style-name="T4"> part { </text:span><text:span text:style-name="T32">int</text:span><text:span text:style-name="T4">( (</text:span><text:span text:style-name="T33">$i</text:span><text:span text:style-name="T6">++</text:span><text:span text:style-name="T4">) </text:span><text:span text:style-name="T6">/</text:span><text:span text:style-name="T4"> </text:span><text:span text:style-name="T33">$total</text:span><text:span text:style-name="T4"> ) } </text:span><text:span text:style-name="T33">@args</text:span><text:span text:style-name="T4">;</text:span></text:p>
            <text:p text:style-name="P20"><text:span text:style-name="T4">}</text:span></text:p>
            <text:p text:style-name="P20"><text:span text:style-name="T5">sub </text:span><text:span text:style-name="T34">parallel_square</text:span><text:span text:style-name="T4"> {</text:span></text:p>
            <text:p text:style-name="P20"><text:span text:style-name="T4"><text:s text:c="4"/></text:span><text:span text:style-name="T4">parallel_map { </text:span><text:span text:style-name="T33">$_</text:span><text:span text:style-name="T4"> </text:span><text:span text:style-name="T6">*</text:span><text:span text:style-name="T4"> </text:span><text:span text:style-name="T33">$_</text:span><text:span text:style-name="T4"> } </text:span><text:span text:style-name="T33">@_</text:span><text:span text:style-name="T4">;</text:span></text:p>
            <text:p text:style-name="P20"><text:span text:style-name="T4">}</text:span></text:p>
            <text:p text:style-name="P20"><text:span text:style-name="T5">sub </text:span><text:span text:style-name="T34">parallel_sum</text:span><text:span text:style-name="T4"> {</text:span></text:p>
            <text:p text:style-name="P20"><text:span text:style-name="T4"><text:s text:c="4"/></text:span><text:span text:style-name="T5">my</text:span><text:span text:style-name="T4"> </text:span><text:span text:style-name="T33">@args</text:span><text:span text:style-name="T4"> </text:span><text:span text:style-name="T6">=</text:span><text:span text:style-name="T4"> </text:span><text:span text:style-name="T33">@_</text:span><text:span text:style-name="T4">;</text:span></text:p>
            <text:p text:style-name="P20"><text:span text:style-name="T4"><text:s text:c="4"/></text:span><text:span text:style-name="T4">sum( parallel_map { sum(</text:span><text:span text:style-name="T33">@$_</text:span><text:span text:style-name="T4">) } split_list(</text:span><text:span text:style-name="T6">4</text:span><text:span text:style-name="T4">, </text:span><text:span text:style-name="T33">@args</text:span><text:span text:style-name="T4">) );</text:span></text:p>
            <text:p text:style-name="P20"><text:span text:style-name="T4">}</text:span></text:p>
            <text:p text:style-name="P20"><text:span text:style-name="T5">my</text:span><text:span text:style-name="T4"> </text:span><text:span text:style-name="T33">$sum</text:span><text:span text:style-name="T4"> </text:span><text:span text:style-name="T6">=</text:span><text:span text:style-name="T4"> parallel_sum( parallel_square( </text:span><text:span text:style-name="T6">1</text:span><text:span text:style-name="T4"> </text:span><text:span text:style-name="T6">..</text:span><text:span text:style-name="T4"> </text:span><text:span text:style-name="T6">100</text:span><text:span text:style-name="T4"> ) 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rees, Communtativeness and Initialization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Can your problem be modelled as a TREE?</text:p>
              </text:list-item>
              <text:list-item>
                <text:p>Problems with commutative or associative parts can often be modelled as a tree of computation.</text:p>
              </text:list-item>
              <text:list-item>
                <text:p>Different branches may be executed in Parallel.</text:p>
              </text:list-item>
              <text:list-item>
                <text:p>One can reduce dependencies by avoid initialization (e.g. sum = 0)</text:p>
              </text:list-item>
            </text:list>
          </draw:text-box>
        </draw:frame>
        <draw:custom-shape draw:style-name="gr5" draw:text-style-name="P21" draw:layer="Layout" svg:width="1.6cm" svg:height="1.494cm" svg:x="20.4cm" svg:y="15.4cm">
          <text:p text:style-name="P21">su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1" draw:layer="Layout" svg:width="1.6cm" svg:height="1.494cm" svg:x="18.4cm" svg:y="17.906cm">
          <text:p text:style-name="P2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1" draw:layer="Layout" svg:width="1.6cm" svg:height="1.494cm" svg:x="20.6cm" svg:y="17.906cm">
          <text:p text:style-name="P2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1" draw:layer="Layout" svg:width="1.6cm" svg:height="1.494cm" svg:x="22.8cm" svg:y="17.906cm">
          <text:p text:style-name="P2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20.8cm" svg:y1="16.8cm" svg:x2="19.6cm" svg:y2="18.2cm">
          <text:p/>
        </draw:line>
        <draw:line draw:style-name="gr6" draw:text-style-name="P3" draw:layer="layout" svg:x1="21.2cm" svg:y1="16.894cm" svg:x2="21.4cm" svg:y2="18cm">
          <text:p/>
        </draw:line>
        <draw:line draw:style-name="gr6" draw:text-style-name="P3" draw:layer="layout" svg:x1="21.8cm" svg:y1="16.6cm" svg:x2="23.8cm" svg:y2="18cm">
          <text:p/>
        </draw:line>
        <draw:frame draw:style-name="gr2" draw:text-style-name="P20" draw:layer="layout" svg:width="1.035cm" svg:height="0.962cm" svg:x="18.8cm" svg:y="19.8cm">
          <draw:text-box>
            <text:p text:style-name="P20">...</text:p>
          </draw:text-box>
        </draw:frame>
        <draw:frame draw:style-name="gr2" draw:text-style-name="P20" draw:layer="layout" svg:width="1.035cm" svg:height="0.962cm" svg:x="20.965cm" svg:y="19.8cm">
          <draw:text-box>
            <text:p text:style-name="P20">...</text:p>
          </draw:text-box>
        </draw:frame>
        <draw:frame draw:style-name="gr2" draw:text-style-name="P20" draw:layer="layout" svg:width="1.035cm" svg:height="0.962cm" svg:x="23.165cm" svg:y="19.8cm">
          <draw:text-box>
            <text:p text:style-name="P20">...</text:p>
          </draw:text-box>
        </draw:frame>
        <draw:line draw:style-name="gr6" draw:text-style-name="P3" draw:layer="layout" svg:x1="18.8cm" svg:y1="19.2cm" svg:x2="18.4cm" svg:y2="20.4cm">
          <text:p/>
        </draw:line>
        <draw:line draw:style-name="gr6" draw:text-style-name="P3" draw:layer="layout" svg:x1="19.6cm" svg:y1="19.2cm" svg:x2="19.835cm" svg:y2="20.4cm">
          <text:p/>
        </draw:line>
        <draw:line draw:style-name="gr6" draw:text-style-name="P3" draw:layer="layout" svg:x1="21cm" svg:y1="19.2cm" svg:x2="20.8cm" svg:y2="20.4cm">
          <text:p/>
        </draw:line>
        <draw:line draw:style-name="gr6" draw:text-style-name="P3" draw:layer="layout" svg:x1="21.6cm" svg:y1="19.2cm" svg:x2="22.2cm" svg:y2="20.4cm">
          <text:p/>
        </draw:line>
        <draw:line draw:style-name="gr6" draw:text-style-name="P3" draw:layer="layout" svg:x1="23.4cm" svg:y1="19.2cm" svg:x2="22.8cm" svg:y2="20.4cm">
          <text:p/>
        </draw:line>
        <draw:line draw:style-name="gr6" draw:text-style-name="P3" draw:layer="layout" svg:x1="24cm" svg:y1="19.2cm" svg:x2="24.2cm" svg:y2="20.6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lusion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Main forms of perl iteration:</text:p>
                <text:list>
                  <text:list-item>
                    <text:p>For / While / Iterators / Recursion / Map / Reduce</text:p>
                  </text:list-item>
                </text:list>
              </text:list-item>
              <text:list-item>
                <text:p>Reducing dependencies in blocks allows iteration to be parallelized.</text:p>
              </text:list-item>
              <text:list-item>
                <text:p>Consider if order or strictness can be are actually needed?</text:p>
              </text:list-item>
              <text:list-item>
                <text:p>These concepts apply to other languages as well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cursion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Arbitrary flow control</text:p>
              </text:list-item>
              <text:list-item>
                <text:p>Good for iterating datastructures like trees</text:p>
              </text:list-item>
              <text:list-item>
                <text:p>Watch out for stackoverflows!</text:p>
              </text:list-item>
            </text:list>
          </draw:text-box>
        </draw:frame>
        <draw:frame draw:style-name="gr2" draw:text-style-name="P8" draw:layer="layout" svg:width="12.575cm" svg:height="8.776cm" svg:x="5.6cm" svg:y="10.6cm">
          <draw:text-box>
            <text:p text:style-name="P11"><text:span text:style-name="T7"># recursive way</text:span></text:p>
            <text:p text:style-name="P11"><text:span text:style-name="T5">sub </text:span><text:span text:style-name="T34">recsum</text:span><text:span text:style-name="T4"> {</text:span></text:p>
            <text:p text:style-name="P11"><text:span text:style-name="T4"><text:s text:c="4"/></text:span><text:span text:style-name="T5">if</text:span><text:span text:style-name="T4"> (</text:span><text:span text:style-name="T33">@_</text:span><text:span text:style-name="T4">) {</text:span></text:p>
            <text:p text:style-name="P11"><text:span text:style-name="T4"><text:s text:c="8"/></text:span><text:span text:style-name="T5">my</text:span><text:span text:style-name="T4"> </text:span><text:span text:style-name="T33">$v</text:span><text:span text:style-name="T4"> </text:span><text:span text:style-name="T6">=</text:span><text:span text:style-name="T4"> </text:span><text:span text:style-name="T32">shift</text:span><text:span text:style-name="T4"> </text:span><text:span text:style-name="T33">@_</text:span><text:span text:style-name="T4">;</text:span></text:p>
            <text:p text:style-name="P11"><text:span text:style-name="T4"><text:s text:c="8"/></text:span><text:span text:style-name="T5">return</text:span><text:span text:style-name="T4"> </text:span><text:span text:style-name="T33">$v</text:span><text:span text:style-name="T4"> </text:span><text:span text:style-name="T6">+</text:span><text:span text:style-name="T4"> recsum(</text:span><text:span text:style-name="T33">@_</text:span><text:span text:style-name="T4">);</text:span></text:p>
            <text:p text:style-name="P11"><text:span text:style-name="T4"><text:s text:c="4"/></text:span><text:span text:style-name="T4">}</text:span></text:p>
            <text:p text:style-name="P11"><text:span text:style-name="T4"><text:s text:c="4"/></text:span><text:span text:style-name="T5">return</text:span><text:span text:style-name="T4"> </text:span><text:span text:style-name="T6">0</text:span><text:span text:style-name="T4">;</text:span></text:p>
            <text:p text:style-name="P11"><text:span text:style-name="T4">}</text:span></text:p>
            <text:p text:style-name="P11"><text:span text:style-name="T4"/></text:p>
            <text:p text:style-name="P11"><text:span text:style-name="T5">print</text:span><text:span text:style-name="T4"> recsum(</text:span><text:span text:style-name="T6">1..10</text:span><text:span text:style-name="T4">);</text:span></text:p>
            <text:p text:style-name="P11"><text:span text:style-name="T7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itmape_20_1" draw:display-name="Bitmape 1" xlink:href="Pictures/1000000000000CE4000009F6638C907D.jpg" xlink:type="simple" xlink:show="embed" xlink:actuate="onLoad"/>
    <draw:fill-image draw:name="background" xlink:href="Pictures/1000000000000CE4000009F63CEE4D38.jp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CA" style:letter-kerning="true" style:font-family-asian="'Lohit Hindi'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fo:font-family="'DejaVu Sans Mono'" style:font-family-generic="modern" style:font-pitch="fixed" fo:font-size="10pt" style:font-family-asian="'DejaVu Sans Mono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family-asian="'Lohit Hindi'"/>
    </style:style>
    <style:style style:name="Default_20_Style" style:display-name="Default Style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n" fo:country="US" style:letter-kerning="true" style:font-family-asian="'Lohit Hindi'" style:font-pitch-asian="variable" style:font-size-asian="12pt" style:language-asian="hi" style:country-asian="IN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Heading_20_1" style:display-name="Heading 1" style:family="graphic">
      <style:paragraph-properties fo:margin-left="0cm" fo:margin-right="0cm" fo:margin-top="0.741cm" fo:margin-bottom="0.37cm" fo:text-align="start" fo:text-indent="0cm" style:text-autospace="none" style:writing-mode="lr-tb"/>
      <style:text-properties style:use-window-font-color="true" style:text-outline="false" style:text-line-through-style="none" fo:font-family="'Lohit Hindi'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Heading_20_2" style:display-name="Heading 2" style:family="graphic">
      <style:paragraph-properties fo:margin-left="0cm" fo:margin-right="0cm" fo:margin-top="0.741cm" fo:margin-bottom="0.37cm" fo:text-align="start" fo:text-indent="0cm" style:text-autospace="none" style:writing-mode="lr-tb"/>
      <style:text-properties style:use-window-font-color="true" style:text-outline="false" style:text-line-through-style="none" fo:font-family="'Lohit Hindi'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First_20_Line_20_Indent" style:display-name="First Line Indent" style:family="graphic">
      <style:paragraph-properties fo:margin-left="0cm" fo:margin-right="0cm" fo:margin-top="0cm" fo:margin-bottom="0cm" fo:text-align="start" fo:text-indent="1.058cm" style:text-autospace="none" style:writing-mode="lr-tb"/>
      <style:text-properties style:use-window-font-color="true" style:text-outline="false" style:text-line-through-style="none" fo:font-family="'Lohit Hindi'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Ubuntu Light'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family="'Ubuntu Light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'Ubuntu Light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family="'Ubuntu Light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Ubuntu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Ubuntu Light'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family="'Ubuntu Light'" style:font-pitch="variable"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family="'Ubuntu Light'" style:font-pitch="variable"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family="'Ubuntu Light'" style:font-pitch="variable"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Ubuntu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4.63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bram Hindle</meta:initial-creator>
    <meta:creation-date>2013-01-13T16:04:18</meta:creation-date>
    <dc:date>2013-10-03T17:12:53</dc:date>
    <dc:creator>Abram </dc:creator>
    <meta:editing-duration>P1DT13H52M15S</meta:editing-duration>
    <meta:editing-cycles>37</meta:editing-cycles>
    <meta:generator>LibreOffice/4.0.2.2$Linux_X86_64 LibreOffice_project/400m0$Build-2</meta:generator>
    <meta:document-statistic meta:object-count="138"/>
  </office:meta>
</office:document-meta>
</file>